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D80000061AC8B9A318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98mm" style:rel-column-width="8729*"/>
    </style:style>
    <style:style style:name="Table1.B" style:family="table-column">
      <style:table-column-properties style:column-width="182.03mm" style:rel-column-width="56806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tracked-changes>
        <text:changed-region xml:id="ct139619564663184" text:id="ct139619564663184">
          <text:insertion>
            <office:change-info>
              <dc:creator>Denis Kotlar</dc:creator>
              <dc:date>2019-12-01T15:32:42</dc:date>
            </office:change-info>
          </text:insertion>
        </text:changed-region>
        <text:changed-region xml:id="ct139620327263448" text:id="ct139620327263448">
          <text:deletion>
            <office:change-info>
              <dc:creator>Denis Kotlar</dc:creator>
              <dc:date>2019-12-01T15:40:00</dc:date>
            </office:change-info>
            <text:p text:style-name="Standard"/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bb3_man_start_page.png" text:anchor-type="paragraph" svg:width="210.01mm" svg:height="264.53mm" draw:z-index="0"><draw:image xlink:href="Pictures/10000201000004D80000061AC8B9A318.png" xlink:type="simple" xlink:show="embed" xlink:actuate="onLoad"/></draw:frame><text:change-start text:change-id="ct139619564663184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Frame_20_contents">Ver. 0.2 DRAFT – 12/2019</text:p>
            <text:p text:style-name="Frame_20_contents">www.envox.hr – github.com/eez-open</text:p>
          </table:table-cell>
        </table:table-row>
      </table:table>
      <text:p text:style-name="Standard"><text:change-end text:change-id="ct139619564663184"/><text:change text:change-id="ct1396203272634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0.01mm" fo:page-height="297mm" style:num-format="1" style:print-orientation="portrait" fo:margin-top="0mm" fo:margin-bottom="0mm" fo:margin-left="0mm" fo:margin-right="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1" meta:object-count="0" meta:page-count="1" meta:paragraph-count="7" meta:word-count="22" meta:character-count="125"/>
    <meta:user-defined meta:name="WebPublish_HTML_Profile">EEZ (HTML)</meta:user-defined>
  </office:meta>
</office:document-meta>
</file>